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6.615cm" table:align="right"/>
    </style:style>
    <style:style style:family="table-column" style:name="Tableau1.A">
      <style:table-column-properties style:column-width="6.615cm"/>
    </style:style>
    <style:style style:family="table-cell" style:name="Tableau1.A1">
      <style:table-cell-properties fo:border="none" fo:padding="0.097cm"/>
    </style:style>
    <style:style style:family="paragraph" style:name="P1" style:parent-style-name="Table_20_Contents">
      <style:paragraph-properties fo:text-align="center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2" style:parent-style-name="Table_20_Contents">
      <style:paragraph-properties fo:text-align="center" style:justify-single-word="false"/>
      <style:text-properties fo:background-color="#ffff00" fo:color="#800000" fo:font-size="10.5pt" officeooo:paragraph-rsid="000c3fdd" officeooo:rsid="000c3fdd" style:font-name="Arial" style:font-size-asian="10.5pt" style:font-size-complex="10.5pt"/>
    </style:style>
    <style:style style:family="paragraph" style:name="P3" style:parent-style-name="UrbanBody">
      <style:text-properties fo:font-size="10.5pt" fo:font-style="normal" officeooo:paragraph-rsid="00086242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text-align="end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086242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110391" style:font-name="Arial" style:font-size-asian="10.5pt" style:font-size-complex="10.5pt"/>
    </style:style>
    <style:style style:family="paragraph" style:name="P7" style:parent-style-name="UrbanBody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8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9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bold" officeooo:paragraph-rsid="00086242" style:font-name="Arial" style:font-size-asian="10.5pt" style:font-size-complex="10.5pt" style:font-weight-asian="bold" style:font-weight-complex="bold"/>
    </style:style>
    <style:style style:family="paragraph" style:name="P10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1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de12c" style:font-name="Arial" style:font-size-asian="10.5pt" style:font-size-complex="10.5pt" style:text-underline-style="none"/>
    </style:style>
    <style:style style:family="paragraph" style:name="P13" style:parent-style-name="Standard">
      <style:paragraph-properties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officeooo:paragraph-rsid="000f40a9" style:font-name="Arial" style:font-size-asian="10.5pt" style:font-size-complex="10.5pt"/>
    </style:style>
    <style:style style:family="paragraph" style:name="P16" style:parent-style-name="UrbanTitle">
      <style:text-properties fo:font-size="14pt" fo:text-transform="uppercase" officeooo:paragraph-rsid="00086242" style:font-name="Arial" style:font-size-asian="14pt" style:font-size-complex="14pt" style:text-underline-style="none"/>
    </style:style>
    <style:style style:family="paragraph" style:name="P17" style:parent-style-name="UrbanBody">
      <style:text-properties fo:font-size="9pt" officeooo:paragraph-rsid="00086242" style:font-name="Arial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54e01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style="normal" officeooo:rsid="000de12c" style:font-style-asian="normal" style:font-style-complex="normal" style:font-weight-asian="normal" style:font-weight-complex="normal"/>
    </style:style>
    <style:style style:family="text" style:name="T10">
      <style:text-properties fo:font-weight="normal" style:text-underline-style="none"/>
    </style:style>
    <style:style style:family="text" style:name="T11">
      <style:text-properties fo:font-size="11pt" fo:font-style="itali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2">
      <style:text-properties fo:font-size="11pt" fo:font-style="italic" officeooo:rsid="000de12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3">
      <style:text-properties fo:font-size="11pt" fo:font-style="normal" officeooo:rsid="000de12c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0de12c" style:font-name-complex="Times New Roman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8">do text</text:p><text:p text:style-name="P18">from document(at=header, format='odt')</text:p></office:annotation>Import depuis header.od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Attestation d'affichage APRÈS RÉALISATION DE L’ENQUÊTE PUBLIQUE</text:p>
      <text:p text:style-name="P5"/>
      <text:p text:style-name="P17"/>
      <text:p text:style-name="P5"/>
      <text:p text:style-name="P5"><office:annotation><dc:creator>Gauthier Bastien</dc:creator><dc:date>2011-02-16T16:12:24</dc:date><text:p text:style-name="P19">do text if self.hasSingleApplicant()</text:p></office:annotation><text:span text:style-name="T1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do text if self.hasMultipleApplicants()</text:p></office:annotation><text:span text:style-name="T1">Demandeur :</text:span> <text:text-input text:description="Demandeurs">self.getApplicantsSignaletic()</text:text-input></text:p>
      <text:p text:style-name="P5"><text:span text:style-name="T1">Objet :</text:span> <text:text-input text:description="Objet des travaux">self.getLicenceSubject()</text:text-input></text:p>
      <text:p text:style-name="P6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10"/>
      <text:p text:style-name="P14"/>
      <text:p text:style-name="P1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</text:span><text:span text:style-name="T5">ation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11"><text:text-input text:description="DébutRéactionsAP">tool.formatDate(urbanEventObj.getInvestigationStart())</text:text-input></text:span><text:span text:style-name="T8"><text:s/></text:span><text:span text:style-name="T9">jusqu'au </text:span><text:span text:style-name="T12"><text:text-input text:description="FinAP">tool.formatDate(urbanEventObj.getInvestigationEnd())</text:text-input></text:span><text:span text:style-name="T13"><text:s/></text:span><text:span text:style-name="T8">sur la</text:span><text:span text:style-name="T7"> </text:span>parcelle de terrain où les travaux sont à exécuter ou les actes à accomplir.</text:p>
      <text:p text:style-name="P11"/>
      <text:p text:style-name="P15"><text:span text:style-name="T10">Fait à </text:span><text:span text:style-name="T10"><text:text-input text:description="">tool.getCityName()</text:text-input></text:span><text:span text:style-name="T10"><text:s/>le </text:span><text:span text:style-name="T14"><text:text-input text:description="FinAP">tool.formatDate(urbanEventObj.getInvestigationEnd())</text:text-input></text:span><text:span text:style-name="T14">.</text:span></text:p>
      <text:p text:style-name="P7"/>
      <text:p text:style-name="P8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1">Le Bourgmestre,</text:p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2">NOM</text:p>
          </table:table-cell>
        </table:table-row>
      </table:table>
      <text:p text:style-name="P13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03T13:58:48.890661972</meta:creation-date>
    <dc:date>2020-12-02T09:46:13.761858247</dc:date>
    <meta:editing-duration>PT10M46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1" meta:paragraph-count="11" meta:word-count="122" meta:character-count="940" meta:non-whitespace-character-count="852"/>
  </office:meta>
</office:document-meta>
</file>